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200000140EBC0A6A4F810D3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 CJK JP Regular1" svg:font-family="'Noto Sans CJK JP Regular'" style:font-pitch="variable"/>
    <style:font-face style:name="白舟楷書教漢" svg:font-family="白舟楷書教漢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23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白舟楷書教漢" fo:font-size="60pt" style:font-name-asian="白舟楷書教漢" style:font-size-asian="60pt" style:font-size-complex="60pt"/>
    </style:style>
    <style:style style:name="P3" style:family="paragraph">
      <style:paragraph-properties fo:text-align="center">
        <style:tab-stops/>
      </style:paragraph-properties>
      <style:text-properties style:font-name="Noto Serif CJK JP"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Noto Serif CJK JP" fo:font-size="6pt" style:font-size-asian="6pt" style:font-size-complex="6pt"/>
    </style:style>
    <style:style style:name="T1" style:family="text">
      <style:text-properties fo:color="#ffffff" style:font-name="白舟楷書教漢" fo:font-size="60pt" style:font-name-asian="白舟楷書教漢" style:font-size-asian="60pt" style:font-size-complex="60pt"/>
    </style:style>
    <style:style style:name="T2" style:family="text">
      <style:text-properties style:font-name="Noto Serif CJK JP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979cm" svg:height="8.466cm" svg:x="7.707cm" svg:y="10.734cm">
          <draw:image xlink:href="Pictures/10000000000000E200000140EBC0A6A4F810D36F.jpg" xlink:type="simple" xlink:show="embed" xlink:actuate="onLoad" loext:mime-type="image/jpeg">
            <text:p/>
          </draw:image>
        </draw:frame>
        <draw:frame draw:style-name="gr2" draw:text-style-name="P2" draw:layer="layout" svg:width="2.7cm" svg:height="4.485cm" svg:x="8.5cm" svg:y="11.515cm">
          <draw:text-box>
            <text:p><text:span text:style-name="T1">令和</text:span></text:p>
          </draw:text-box>
        </draw:frame>
        <draw:frame draw:style-name="gr3" draw:text-style-name="P4" draw:layer="layout" svg:width="5.9cm" svg:height="0.556cm" svg:x="7.734cm" svg:y="18.6cm">
          <draw:text-box>
            <text:p text:style-name="P3"><text:span text:style-name="T2">Provided by Hakusyu Fonts co,.Lt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 CJK JP Regular1" svg:font-family="'Noto Sans CJK JP Regular'" style:font-pitch="variable"/>
    <style:font-face style:name="白舟楷書教漢" svg:font-family="白舟楷書教漢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9:35:07.049877755</meta:creation-date>
    <dc:date>2019-05-05T11:14:20.639084698</dc:date>
    <meta:editing-duration>PT2M15S</meta:editing-duration>
    <meta:editing-cycles>2</meta:editing-cycles>
    <meta:generator>LibreOffice/6.2.2.2$Linux_X86_64 LibreOffice_project/20$Build-2</meta:generator>
    <meta:document-statistic meta:object-count="3"/>
  </office:meta>
</office:document-meta>
</file>